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2" style:family="table">
      <style:table-properties style:width="3.15in" table:align="margins" fo:keep-with-next="always"/>
    </style:style>
    <style:style style:name="Tabla2.A" style:family="table-column">
      <style:table-column-properties style:column-width="0.6299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5" style:family="paragraph" style:parent-style-name="Preformatted_20_Text">
      <style:paragraph-properties fo:text-align="center" style:justify-single-word="false"/>
      <style:text-properties style:font-name="Times New Roman2" fo:font-size="12pt" style:font-size-asian="12pt" style:font-size-complex="12pt"/>
    </style:style>
    <style:style style:name="P6" style:family="paragraph" style:parent-style-name="Preformatted_20_Text">
      <style:paragraph-properties fo:text-align="start" style:justify-single-word="false"/>
      <style:text-properties style:font-name="Times New Roman2" fo:font-size="10pt" style:font-size-asian="10pt" style:font-size-complex="10pt"/>
    </style:style>
    <style:style style:name="P7" style:family="paragraph" style:parent-style-name="Preformatted_20_Text">
      <style:text-properties style:font-name="Times New Roman2" fo:font-size="11pt" style:text-underline-style="none" style:font-size-asian="11pt" style:font-size-complex="11pt"/>
    </style:style>
    <style:style style:name="P8" style:family="paragraph" style:parent-style-name="Preformatted_20_Text">
      <style:paragraph-properties fo:text-align="justify" style:justify-single-word="false"/>
      <style:text-properties style:font-name="Times New Roman2" style:text-underline-style="solid" style:text-underline-width="auto" style:text-underline-color="font-color"/>
    </style:style>
    <style:style style:name="P9" style:family="paragraph" style:parent-style-name="Bibliography_20_1">
      <style:paragraph-properties>
        <style:tab-stops/>
      </style:paragraph-properties>
    </style:style>
    <style:style style:name="P10" style:family="paragraph" style:parent-style-name="Text_20_body">
      <style:text-properties style:font-name="Times New Roman2"/>
    </style:style>
    <style:style style:name="P11" style:family="paragraph" style:parent-style-name="Text_20_body">
      <style:paragraph-properties fo:text-align="justify" style:justify-single-word="false"/>
      <style:text-properties style:font-name="Times New Roman2"/>
    </style:style>
    <style:style style:name="P12"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2" fo:font-weight="bold" style:font-weight-asian="bold" style:font-weight-complex="bold"/>
    </style:style>
    <style:style style:name="P13"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2" fo:font-style="italic" style:text-underline-style="none" fo:font-weight="normal" style:font-style-asian="italic" style:font-weight-asian="normal" style:font-style-complex="italic" style:font-weight-complex="normal"/>
    </style:style>
    <style:style style:name="P14" style:family="paragraph" style:parent-style-name="Text_20_body">
      <style:paragraph-properties fo:margin-top="0in" fo:margin-bottom="0in" fo:text-align="justify" style:justify-single-word="false"/>
      <style:text-properties style:font-name="Times New Roman2"/>
    </style:style>
    <style:style style:name="P15" style:family="paragraph" style:parent-style-name="Text_20_body">
      <style:paragraph-properties fo:margin-top="0in" fo:margin-bottom="0in" fo:text-align="justify" style:justify-single-word="false"/>
      <style:text-properties style:font-name="Times New Roman2" fo:font-size="12pt" style:font-size-asian="12pt" style:font-size-complex="12pt"/>
    </style:style>
    <style:style style:name="P16" style:family="paragraph" style:parent-style-name="Text_20_body">
      <style:paragraph-properties fo:margin-top="0in" fo:margin-bottom="0in" fo:text-align="justify" style:justify-single-word="false"/>
    </style:style>
    <style:style style:name="P17" style:family="paragraph" style:parent-style-name="Preformatted_20_Text">
      <style:paragraph-properties fo:margin-top="0in" fo:margin-bottom="0in" fo:text-align="justify" style:justify-single-word="false"/>
      <style:text-properties style:font-name="Times New Roman2" fo:font-size="12pt" style:font-size-asian="12pt" style:font-size-complex="12pt"/>
    </style:style>
    <style:style style:name="P18" style:family="paragraph" style:parent-style-name="Preformatted_20_Text">
      <style:paragraph-properties fo:text-align="justify" style:justify-single-word="false" fo:break-before="page"/>
      <style:text-properties style:font-name="Times New Roman2" fo:font-size="12pt" style:font-size-asian="12pt" style:font-size-complex="12pt"/>
    </style:style>
    <style:style style:name="P19" style:family="paragraph" style:parent-style-name="Table_20__28_user_29_">
      <style:text-properties style:font-name="Times New Roman2"/>
    </style:style>
    <style:style style:name="P20" style:family="paragraph" style:parent-style-name="Table_20__28_user_29_">
      <style:text-properties style:font-name="Times New Roman1" fo:font-size="11pt" fo:font-style="normal" style:font-size-asian="11pt" style:font-style-asian="normal" style:font-size-complex="11pt" style:font-style-complex="normal"/>
    </style:style>
    <style:style style:name="P21" style:family="paragraph" style:parent-style-name="Table_20__28_user_29_">
      <style:paragraph-properties fo:text-align="justify" style:justify-single-word="false"/>
      <style:text-properties style:font-name="Times New Roman1" fo:font-size="11pt" fo:font-style="normal" style:font-size-asian="11pt" style:font-style-asian="normal" style:font-size-complex="11pt" style:font-style-complex="normal"/>
    </style:style>
    <style:style style:name="P22" style:family="paragraph" style:parent-style-name="Heading_20_1">
      <style:text-properties style:font-name="Times New Roman2"/>
    </style:style>
    <style:style style:name="P23" style:family="paragraph" style:parent-style-name="Heading_20_2">
      <style:text-properties style:font-name="Times New Roman2"/>
    </style:style>
    <style:style style:name="P24" style:family="paragraph" style:parent-style-name="Heading_20_3">
      <style:text-properties style:font-name="Times New Roman2"/>
    </style:style>
    <style:style style:name="T1" style:family="text">
      <style:text-properties fo:font-size="12pt"/>
    </style:style>
    <style:style style:name="T2" style:family="text">
      <style:text-properties style:font-name="Times New Roman2"/>
    </style:style>
    <style:style style:name="T3" style:family="text">
      <style:text-properties style:text-overline-style="solid" style:text-overline-width="auto" style:text-overline-color="font-color"/>
    </style:style>
    <style:style style:name="T4" style:family="text">
      <style:text-properties style:text-underline-style="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Heading">An Analysis of Directory-Based Cache-Coherence Protocols on Symmetric Multiprocessors Using the SESC: SuperESCalar Simulator</text:p>
        <text:p text:style-name="P2"/>
        <text:p text:style-name="P2">Eric Chang</text:p>
      </text:section>
      <text:p text:style-name="P2"/>
      <text:section text:style-name="Sect2" text:name="Sección2">
        <text:p text:style-name="P12">Abstract</text:p>
        <text:p text:style-name="P13">The directory-based protocol is based on something. This report will discuss the advantages and disadvantages of using one type of protocol vs another type. I will introduce MSI and MOESI protocols, then a basic directory, followed by a protocol based on the implementation found in the SGI Origin server computer. I will then go into detail about the specific simulator implementations. Finally, results based on the simulations are presented.</text:p>
        <text:p text:style-name="P10"/>
        <text:h text:style-name="P22"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4"/>
        <text:h text:style-name="P22" text:outline-level="1">Architecture</text:h>
        <text:p text:style-name="P4"><draw:frame draw:style-name="fr1" draw:name="Marco1" text:anchor-type="paragraph" svg:width="3.15in" draw:z-index="0"><draw:text-box fo:min-height="2.9654in"><text:p text:style-name="Figure"><draw:frame draw:style-name="fr3" draw:name="gráficos3" text:anchor-type="paragraph" svg:x="0.0016in" svg:y="0.0008in" svg:width="3.15in" style:rel-width="100%" svg:height="2.9654in" style:rel-height="scale" draw:z-index="1"><draw:image xlink:href="Pictures/200000FF0005F74D00059DC6856D4971.wmf" xlink:type="simple" xlink:show="embed" xlink:actuate="onLoad"/></draw:frame>Figure <text:sequence text:ref-name="refFigure0" text:name="Figure" text:formula="ooow:Figure+1" style:num-format="1">2.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heir own advantages and disadvantages. In this report, I will be focusing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4"/>
        <text:h text:style-name="P23" text:outline-level="2"><text:soft-page-break/>Mechanisms</text:h>
        <text:p text:style-name="P14">The cache-coherence protocols are responsible for maintaining data coherency, but it is necessary for it to run on top of mechanisms. Mechanisms for cache-coherence protocol include snoopy-based and directory-based protocols.</text:p>
        <text:p text:style-name="P10"/>
        <text:h text:style-name="P24" text:outline-level="3"><text:span text:style-name="T1">Snoopy</text:span>-Based Cache-Coherence Protocol</text:h>
        <text:p text:style-name="P4">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is cache-coherence protocol will not be presented in the final results because this report is focused on comparing differences in directory-based cache-coherence protocols.</text:p>
        <text:p text:style-name="P4"/>
        <text:h text:style-name="P24" text:outline-level="3">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4">[</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4"/>
        <text:p text:style-name="P4">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text:soft-page-break/>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4"/>
        <text:p text:style-name="P4">M : {P}</text:p>
        <text:p text:style-name="P4">S : {any number of P}</text:p>
        <text:p text:style-name="P4">E : {P}</text:p>
        <text:p text:style-name="P4">I : {NULL}</text:p>
        <text:p text:style-name="P4">O : {P-owner} {any number of P}</text:p>
        <text:p text:style-name="P4"/>
        <text:p text:style-name="P4">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4"><draw:frame draw:style-name="fr1" draw:name="Marco2" text:anchor-type="paragraph" svg:width="3.15in" draw:z-index="6"><draw:text-box fo:min-height="2.6402in"><text:p text:style-name="Figure"><draw:frame draw:style-name="fr4" draw:name="gráficos4" text:anchor-type="paragraph" svg:x="0.0016in" svg:y="0.0008in" svg:width="3.15in" style:rel-width="100%" svg:height="2.6402in" style:rel-height="scale" draw:z-index="7"><draw:image xlink:href="Pictures/200000E30005F79C00050096FC14EF6A.wmf" xlink:type="simple" xlink:show="embed" xlink:actuate="onLoad"/></draw:frame>Figure <text:sequence text:ref-name="refFigure1" text:name="Figure" text:formula="ooow:Figure+1" style:num-format="1">2.2</text:sequence> State diagram for directory-based protocol</text:p></draw:text-box></draw:frame></text:p>
        <text:p text:style-name="P4">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4"/>
        <text:p text:style-name="P4">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text:soft-page-break/>directory state because we wait for the owner or shared block to return to the directory before we forward it back to the requester.</text:p>
        <text:p text:style-name="P4"/>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
        <text:h text:style-name="P24" text:outline-level="3">Modifications to the Directory Protocol</text:h>
        <text:p text:style-name="P4">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4"/>
        <text:p text:style-name="P4">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4"/>
        <text:h text:style-name="P23" text:outline-level="2">Cache</text:h>
        <text:p text:style-name="P4">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4"/>
        <text:p text:style-name="P18"/>
        <text:h text:style-name="P24" text:outline-level="3">MSI Protocol</text:h>
        <text:p text:style-name="P10"><draw:frame draw:style-name="fr2" draw:name="Marco6" text:anchor-type="paragraph" svg:x="0.0173in" svg:y="0.1354in" svg:width="2.9965in" draw:z-index="8"><draw:text-box fo:min-height="2.7555in"><text:p text:style-name="Figure"><draw:frame draw:style-name="fr5" draw:name="Objeto1" text:anchor-type="paragraph" svg:x="0.0028in" svg:y="0.0016in" svg:width="2.872in" style:rel-width="100%" svg:height="3.5362in" style:rel-height="scale" draw:z-index="9"><draw:object xlink:href="./Object 1" xlink:type="simple" xlink:show="embed" xlink:actuate="onLoad"/><draw:image xlink:href="./ObjectReplacements/Object 1" xlink:type="simple" xlink:show="embed" xlink:actuate="onLoad"/><svg:desc>Objeto OLE</svg:desc></draw:frame>Figure <text:sequence text:ref-name="refFigure2" text:name="Figure" text:formula="ooow:Figure+1" style:num-format="1">2.3</text:sequence> MSI cache</text:p></draw:text-box></draw:frame></text:p>
        <text:p text:style-name="P4">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4"/>
        <text:h text:style-name="P24" text:outline-level="3">MOESI Protocol</text:h>
        <text:p text:style-name="P4"><draw:frame draw:style-name="fr1" draw:name="Marco3" text:anchor-type="paragraph" svg:width="3.15in" draw:z-index="2"><draw:text-box fo:min-height="2.5354in"><text:p text:style-name="Figure"><draw:frame draw:style-name="fr3" draw:name="gráficos5" text:anchor-type="paragraph" svg:x="0.0016in" svg:y="0.0008in" svg:width="3.15in" style:rel-width="100%" svg:height="2.5354in" style:rel-height="scale" draw:z-index="3"><draw:image xlink:href="Pictures/200000980005F6EE0004CD2EC11A738E.wmf" xlink:type="simple" xlink:show="embed" xlink:actuate="onLoad"/></draw:frame>Figure <text:sequence text:ref-name="refFigure3" text:name="Figure" text:formula="ooow:Figure+1" style:num-format="1">2.4</text:sequence> MOESI cache, requests from directory</text:p></draw:text-box></draw:frame></text:p>
        <text:p text:style-name="P4">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4"/>
        <text:h text:style-name="P24" text:outline-level="3"><text:soft-page-break/>Changing Cache Size</text:h>
        <table:table table:name="Tabla2" table:style-name="Tabla2">
          <table:table-column table:style-name="Tabla2.A" table:number-columns-repeated="5"/>
          <table:table-row>
            <table:table-cell table:style-name="Tabla2.A1" office:value-type="string">
              <text:p text:style-name="P6"/>
            </table:table-cell>
            <table:table-cell table:style-name="Tabla2.A1" office:value-type="string">
              <text:p text:style-name="P6">Main Memory</text:p>
            </table:table-cell>
            <table:table-cell table:style-name="Tabla2.A1" office:value-type="string">
              <text:p text:style-name="P6">Cache Line</text:p>
            </table:table-cell>
            <table:table-cell table:style-name="Tabla2.A1" office:value-type="string">
              <text:p text:style-name="P6">Other Processor</text:p>
            </table:table-cell>
            <table:table-cell table:style-name="Tabla2.E1" office:value-type="string">
              <text:p text:style-name="P6">Snoop Request</text:p>
            </table:table-cell>
          </table:table-row>
          <table:table-row>
            <table:table-cell table:style-name="Tabla2.A2" office:value-type="string">
              <text:p text:style-name="P6">Modified</text:p>
            </table:table-cell>
            <table:table-cell table:style-name="Tabla2.A2" office:value-type="string">
              <text:p text:style-name="P6">Stale</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Modified cache responds</text:p>
            </table:table-cell>
          </table:table-row>
          <table:table-row>
            <table:table-cell table:style-name="Tabla2.A2" office:value-type="string">
              <text:p text:style-name="P6">Owner</text:p>
            </table:table-cell>
            <table:table-cell table:style-name="Tabla2.A2" office:value-type="string">
              <text:p text:style-name="P6">Can be stale</text:p>
            </table:table-cell>
            <table:table-cell table:style-name="Tabla2.A2" office:value-type="string">
              <text:p text:style-name="P6">Most recent, correct copy</text:p>
            </table:table-cell>
            <table:table-cell table:style-name="Tabla2.A2" office:value-type="string">
              <text:p text:style-name="P6">Shared state</text:p>
            </table:table-cell>
            <table:table-cell table:style-name="Tabla2.E2" office:value-type="string">
              <text:p text:style-name="P6">Owned cache responds</text:p>
            </table:table-cell>
          </table:table-row>
          <table:table-row>
            <table:table-cell table:style-name="Tabla2.A2" office:value-type="string">
              <text:p text:style-name="P6">Exclusive</text:p>
            </table:table-cell>
            <table:table-cell table:style-name="Tabla2.A2" office:value-type="string">
              <text:p text:style-name="P6">Most recent, correct copy</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Exclusive cache or main memory responds</text:p>
            </table:table-cell>
          </table:table-row>
          <table:table-row>
            <table:table-cell table:style-name="Tabla2.A2" office:value-type="string">
              <text:p text:style-name="P6">Shared</text:p>
            </table:table-cell>
            <table:table-cell table:style-name="Tabla2.A2" office:value-type="string">
              <text:p text:style-name="P6">Can hold most recent, correct copy</text:p>
            </table:table-cell>
            <table:table-cell table:style-name="Tabla2.A2" office:value-type="string">
              <text:p text:style-name="P6">Can hold most recent, correct copy</text:p>
            </table:table-cell>
            <table:table-cell table:style-name="Tabla2.A2" office:value-type="string">
              <text:p text:style-name="P6">Shared or owned</text:p>
            </table:table-cell>
            <table:table-cell table:style-name="Tabla2.E2" office:value-type="string">
              <text:p text:style-name="P6">May not respond</text:p>
            </table:table-cell>
          </table:table-row>
          <table:table-row>
            <table:table-cell table:style-name="Tabla2.A2" office:value-type="string">
              <text:p text:style-name="P6">Invalid</text:p>
            </table:table-cell>
            <table:table-cell table:style-name="Tabla2.A2" office:value-type="string">
              <text:p text:style-name="P6">May hold valid or invalid</text:p>
            </table:table-cell>
            <table:table-cell table:style-name="Tabla2.A2" office:value-type="string">
              <text:p text:style-name="P6">Invalid copy</text:p>
            </table:table-cell>
            <table:table-cell table:style-name="Tabla2.A2" office:value-type="string">
              <text:p text:style-name="P6">May hold valid or invalid copy</text:p>
            </table:table-cell>
            <table:table-cell table:style-name="Tabla2.E2" office:value-type="string">
              <text:p text:style-name="P6">May not respond</text:p>
            </table:table-cell>
          </table:table-row>
        </table:table>
        <text:p text:style-name="P19">Table <text:sequence text:ref-name="refTable0" text:name="Table" text:formula="ooow:Table+1" style:num-format="1">1</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22" text:outline-level="1">Implementation</text:h>
        <text:p text:style-name="P11">The implementation of the code was done in C++, using the SESC Simulator as an underlying layer. It supports various features of a computer system that allows us to simulate the differences between different directory-based protocols.</text:p>
        <text:p text:style-name="P4"/>
        <text:h text:style-name="P23" text:outline-level="2">Network</text:h>
        <text:p text:style-name="P5"><draw:frame draw:style-name="fr1" draw:name="Marco4" text:anchor-type="paragraph" svg:width="3.15in" draw:z-index="4"><draw:text-box fo:min-height="1.9429in"><text:p text:style-name="Figure"><draw:frame draw:style-name="fr3" draw:name="gráficos2" text:anchor-type="paragraph" svg:x="0.0016in" svg:y="0.0008in" svg:width="3.15in" style:rel-width="100%" svg:height="1.9429in" style:rel-height="scale" draw:z-index="5"><draw:image xlink:href="Pictures/200000360005F7AC0003AEA69E1F5BD8.wmf" xlink:type="simple" xlink:show="embed" xlink:actuate="onLoad"/></draw:frame>Figure <text:sequence text:ref-name="refFigure4" text:name="Figure" text:formula="ooow:Figure+1" style:num-format="1">3.1</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text:soft-page-break/>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23"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23"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10"><draw:text-box fo:min-height="3.8661in"><text:p text:style-name="Figure"><draw:frame draw:style-name="fr3" draw:name="gráficos1" text:anchor-type="paragraph" svg:x="0.0016in" svg:y="0.0008in" svg:width="3.15in" style:rel-width="100%" svg:height="3.8661in" style:rel-height="scale" draw:z-index="11"><draw:image xlink:href="Pictures/200000570004DCAC0005F7BB58348AB9.wmf" xlink:type="simple" xlink:show="embed" xlink:actuate="onLoad"/></draw:frame>Figure <text:sequence text:ref-name="refFigure5" text:name="Figure" text:formula="ooow:Figure+1" style:num-format="1">3.2</text:sequence> Connections in a single node</text:p></draw:text-box></draw:frame></text:p>
        <text:p text:style-name="P4"/>
        <text:h text:style-name="P22" text:outline-level="1">Results</text:h>
        <text:p text:style-name="P16"><text:span text:style-name="T2">The results are shown in Table 2 for the results using the benchmark fft in the SPLASH-2 benchmark suite with 32 processors. The fft benchmark is a complex 1-D version of the radix-</text:span>√<text:span text:style-name="T3">n</text:span> six-step FFT algorithm, which is optimized to minimize inter-processor communication <text:span text:style-name="T2"><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2]</text:bibliography-mark></text:span><text:span text:style-name="T2">.</text:span></text:p>
        <text:p text:style-name="P4"/>
        <text:h text:style-name="P23"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23" text:outline-level="2">SPLASH2 benchmarks</text:h>
        <text:p text:style-name="P15">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14"/>
        <text:p text:style-name="P17">We also see that for both MOESI and MSI caches, as the CPU count increases, the run-time decreases, this is to be expected as more work can be done in the same amount of time when one has more processors that can be used at the same time.</text:p>
        <text:p text:style-name="P4"/>
        <text:section text:style-name="Sect1" text:name="Sección3">
          <text:p text:style-name="Text_20_body"/>
          <table:table table:name="Tabla1" table:style-name="Tabla1">
            <table:table-column table:style-name="Tabla1.A"/>
            <table:table-column table:style-name="Tabla1.B" table:number-columns-repeated="6"/>
            <table:table-column table:style-name="Tabla1.H"/>
            <text:soft-page-break/>
            <table:table-row>
              <table:table-cell table:style-name="Tabla1.A1" office:value-type="string">
                <text:p text:style-name="P7">Benchmark</text:p>
              </table:table-cell>
              <table:table-cell table:style-name="Tabla1.A1" office:value-type="string">
                <text:p text:style-name="P7">Runtime</text:p>
              </table:table-cell>
              <table:table-cell table:style-name="Tabla1.A1" office:value-type="string">
                <text:p text:style-name="P7">L1Cache<text:line-break/>Read Hit</text:p>
              </table:table-cell>
              <table:table-cell table:style-name="Tabla1.A1" office:value-type="string">
                <text:p text:style-name="P7">L1Cache<text:line-break/>Read Miss</text:p>
              </table:table-cell>
              <table:table-cell table:style-name="Tabla1.A1" office:value-type="string">
                <text:p text:style-name="P7">L1Cache<text:line-break/>Write Hit</text:p>
              </table:table-cell>
              <table:table-cell table:style-name="Tabla1.A1" office:value-type="string">
                <text:p text:style-name="P7">L1Cache<text:line-break/>Write Miss</text:p>
              </table:table-cell>
              <table:table-cell table:style-name="Tabla1.A1" office:value-type="string">
                <text:p text:style-name="P7">L2Cache</text:p>
                <text:p text:style-name="P7">Read Hit</text:p>
              </table:table-cell>
              <table:table-cell table:style-name="Tabla1.H1" office:value-type="string">
                <text:p text:style-name="P7">L2Cache<text:line-break/>Read Miss</text:p>
              </table:table-cell>
            </table:table-row>
            <table:table-row>
              <table:table-cell table:style-name="Tabla1.A2" office:value-type="string">
                <text:p text:style-name="P21">MOESI 2</text:p>
              </table:table-cell>
              <table:table-cell table:style-name="Tabla1.B2" office:value-type="float" office:value="1123774">
                <text:p text:style-name="P21">1123774</text:p>
              </table:table-cell>
              <table:table-cell table:style-name="Tabla1.B2" office:value-type="float" office:value="104129">
                <text:p text:style-name="P21">104129</text:p>
              </table:table-cell>
              <table:table-cell table:style-name="Tabla1.B2" office:value-type="float" office:value="6225">
                <text:p text:style-name="P21">6225</text:p>
              </table:table-cell>
              <table:table-cell table:style-name="Tabla1.B2" office:value-type="float" office:value="72332">
                <text:p text:style-name="P21">72332</text:p>
              </table:table-cell>
              <table:table-cell table:style-name="Tabla1.B2" office:value-type="float" office:value="7978">
                <text:p text:style-name="P21">7978</text:p>
              </table:table-cell>
              <table:table-cell table:style-name="Tabla1.B2" office:value-type="float" office:value="14203">
                <text:p text:style-name="P21">14203</text:p>
              </table:table-cell>
              <table:table-cell table:style-name="Tabla1.H2" office:value-type="float" office:value="12478">
                <text:p text:style-name="P21">12478</text:p>
              </table:table-cell>
            </table:table-row>
            <table:table-row>
              <table:table-cell table:style-name="Tabla1.A2" office:value-type="string">
                <text:p text:style-name="P21">MSI 2</text:p>
              </table:table-cell>
              <table:table-cell table:style-name="Tabla1.B2" office:value-type="float" office:value="1125149">
                <text:p text:style-name="P21">1125149</text:p>
              </table:table-cell>
              <table:table-cell table:style-name="Tabla1.B2" office:value-type="float" office:value="104129">
                <text:p text:style-name="P21">104129</text:p>
              </table:table-cell>
              <table:table-cell table:style-name="Tabla1.B2" office:value-type="float" office:value="6221">
                <text:p text:style-name="P21">6221</text:p>
              </table:table-cell>
              <table:table-cell table:style-name="Tabla1.B2" office:value-type="float" office:value="72332">
                <text:p text:style-name="P21">72332</text:p>
              </table:table-cell>
              <table:table-cell table:style-name="Tabla1.B2" office:value-type="float" office:value="7977">
                <text:p text:style-name="P21">7977</text:p>
              </table:table-cell>
              <table:table-cell table:style-name="Tabla1.B2" office:value-type="float" office:value="14198">
                <text:p text:style-name="P21">14198</text:p>
              </table:table-cell>
              <table:table-cell table:style-name="Tabla1.H2" office:value-type="float" office:value="12479">
                <text:p text:style-name="P21">12479</text:p>
              </table:table-cell>
            </table:table-row>
            <table:table-row>
              <table:table-cell table:style-name="Tabla1.A2" office:value-type="string">
                <text:p text:style-name="P20">MOESI 4</text:p>
              </table:table-cell>
              <table:table-cell table:style-name="Tabla1.B2" office:value-type="float" office:value="498957">
                <text:p text:style-name="P20">498957</text:p>
              </table:table-cell>
              <table:table-cell table:style-name="Tabla1.B2" office:value-type="float" office:value="104907">
                <text:p text:style-name="P20">104907</text:p>
              </table:table-cell>
              <table:table-cell table:style-name="Tabla1.B2" office:value-type="float" office:value="6332">
                <text:p text:style-name="P20">6332</text:p>
              </table:table-cell>
              <table:table-cell table:style-name="Tabla1.B2" office:value-type="float" office:value="72760">
                <text:p text:style-name="P20">72760</text:p>
              </table:table-cell>
              <table:table-cell table:style-name="Tabla1.B2" office:value-type="float" office:value="5226">
                <text:p text:style-name="P20">5226</text:p>
              </table:table-cell>
              <table:table-cell table:style-name="Tabla1.B2" office:value-type="float" office:value="11559">
                <text:p text:style-name="P20">11559</text:p>
              </table:table-cell>
              <table:table-cell table:style-name="Tabla1.H2" office:value-type="float" office:value="9742">
                <text:p text:style-name="P20">9742</text:p>
              </table:table-cell>
            </table:table-row>
            <table:table-row>
              <table:table-cell table:style-name="Tabla1.A2" office:value-type="string">
                <text:p text:style-name="P20">MSI 4</text:p>
              </table:table-cell>
              <table:table-cell table:style-name="Tabla1.B2" office:value-type="float" office:value="497389">
                <text:p text:style-name="P20">497389</text:p>
              </table:table-cell>
              <table:table-cell table:style-name="Tabla1.B2" office:value-type="float" office:value="104907">
                <text:p text:style-name="P20">104907</text:p>
              </table:table-cell>
              <table:table-cell table:style-name="Tabla1.B2" office:value-type="float" office:value="6315">
                <text:p text:style-name="P20">6315</text:p>
              </table:table-cell>
              <table:table-cell table:style-name="Tabla1.B2" office:value-type="float" office:value="72763">
                <text:p text:style-name="P20">72763</text:p>
              </table:table-cell>
              <table:table-cell table:style-name="Tabla1.B2" office:value-type="float" office:value="5226">
                <text:p text:style-name="P20">5226</text:p>
              </table:table-cell>
              <table:table-cell table:style-name="Tabla1.B2" office:value-type="float" office:value="11545">
                <text:p text:style-name="P20">11545</text:p>
              </table:table-cell>
              <table:table-cell table:style-name="Tabla1.H2" office:value-type="float" office:value="9732">
                <text:p text:style-name="P20">9732</text:p>
              </table:table-cell>
            </table:table-row>
            <table:table-row>
              <table:table-cell table:style-name="Tabla1.A2" office:value-type="string">
                <text:p text:style-name="P20">MOESI 8</text:p>
              </table:table-cell>
              <table:table-cell table:style-name="Tabla1.B2" office:value-type="float" office:value="286050">
                <text:p text:style-name="P20">286050</text:p>
              </table:table-cell>
              <table:table-cell table:style-name="Tabla1.B2" office:value-type="float" office:value="106467">
                <text:p text:style-name="P20">106467</text:p>
              </table:table-cell>
              <table:table-cell table:style-name="Tabla1.B2" office:value-type="float" office:value="6521">
                <text:p text:style-name="P20">6521</text:p>
              </table:table-cell>
              <table:table-cell table:style-name="Tabla1.B2" office:value-type="float" office:value="73628">
                <text:p text:style-name="P20">73628</text:p>
              </table:table-cell>
              <table:table-cell table:style-name="Tabla1.B2" office:value-type="float" office:value="3852">
                <text:p text:style-name="P20">3852</text:p>
              </table:table-cell>
              <table:table-cell table:style-name="Tabla1.B2" office:value-type="float" office:value="10373">
                <text:p text:style-name="P20">10373</text:p>
              </table:table-cell>
              <table:table-cell table:style-name="Tabla1.H2" office:value-type="float" office:value="8030">
                <text:p text:style-name="P20">8030</text:p>
              </table:table-cell>
            </table:table-row>
            <table:table-row>
              <table:table-cell table:style-name="Tabla1.A2" office:value-type="string">
                <text:p text:style-name="P20">MSI 8</text:p>
              </table:table-cell>
              <table:table-cell table:style-name="Tabla1.B2" office:value-type="float" office:value="288279">
                <text:p text:style-name="P20">288279</text:p>
              </table:table-cell>
              <table:table-cell table:style-name="Tabla1.B2" office:value-type="float" office:value="106467">
                <text:p text:style-name="P20">106467</text:p>
              </table:table-cell>
              <table:table-cell table:style-name="Tabla1.B2" office:value-type="float" office:value="6513">
                <text:p text:style-name="P20">6513</text:p>
              </table:table-cell>
              <table:table-cell table:style-name="Tabla1.B2" office:value-type="float" office:value="73628">
                <text:p text:style-name="P20">73628</text:p>
              </table:table-cell>
              <table:table-cell table:style-name="Tabla1.B2" office:value-type="float" office:value="3871">
                <text:p text:style-name="P20">3871</text:p>
              </table:table-cell>
              <table:table-cell table:style-name="Tabla1.B2" office:value-type="float" office:value="10384">
                <text:p text:style-name="P20">10384</text:p>
              </table:table-cell>
              <table:table-cell table:style-name="Tabla1.H2" office:value-type="float" office:value="8052">
                <text:p text:style-name="P20">8052</text:p>
              </table:table-cell>
            </table:table-row>
            <table:table-row>
              <table:table-cell table:style-name="Tabla1.A2" office:value-type="string">
                <text:p text:style-name="P21">MOESI 16</text:p>
              </table:table-cell>
              <table:table-cell table:style-name="Tabla1.B2" office:value-type="float" office:value="174171">
                <text:p text:style-name="P21">174171</text:p>
              </table:table-cell>
              <table:table-cell table:style-name="Tabla1.B2" office:value-type="float" office:value="109589">
                <text:p text:style-name="P21">109589</text:p>
              </table:table-cell>
              <table:table-cell table:style-name="Tabla1.B2" office:value-type="float" office:value="8079">
                <text:p text:style-name="P21">8079</text:p>
              </table:table-cell>
              <table:table-cell table:style-name="Tabla1.B2" office:value-type="float" office:value="75361">
                <text:p text:style-name="P21">75361</text:p>
              </table:table-cell>
              <table:table-cell table:style-name="Tabla1.B2" office:value-type="float" office:value="3035">
                <text:p text:style-name="P21">3035</text:p>
              </table:table-cell>
              <table:table-cell table:style-name="Tabla1.B2" office:value-type="float" office:value="11128">
                <text:p text:style-name="P21">11128</text:p>
              </table:table-cell>
              <table:table-cell table:style-name="Tabla1.H2" office:value-type="float" office:value="8352">
                <text:p text:style-name="P21">8352</text:p>
              </table:table-cell>
            </table:table-row>
            <table:table-row>
              <table:table-cell table:style-name="Tabla1.A2" office:value-type="string">
                <text:p text:style-name="P21">MSI 16</text:p>
              </table:table-cell>
              <table:table-cell table:style-name="Tabla1.B2" office:value-type="float" office:value="175160">
                <text:p text:style-name="P21">175160</text:p>
              </table:table-cell>
              <table:table-cell table:style-name="Tabla1.B2" office:value-type="float" office:value="109589">
                <text:p text:style-name="P21">109589</text:p>
              </table:table-cell>
              <table:table-cell table:style-name="Tabla1.B2" office:value-type="float" office:value="8094">
                <text:p text:style-name="P21">8094</text:p>
              </table:table-cell>
              <table:table-cell table:style-name="Tabla1.B2" office:value-type="float" office:value="75361">
                <text:p text:style-name="P21">75361</text:p>
              </table:table-cell>
              <table:table-cell table:style-name="Tabla1.B2" office:value-type="float" office:value="3032">
                <text:p text:style-name="P21">3032</text:p>
              </table:table-cell>
              <table:table-cell table:style-name="Tabla1.B2" office:value-type="float" office:value="11142">
                <text:p text:style-name="P21">11142</text:p>
              </table:table-cell>
              <table:table-cell table:style-name="Tabla1.H2" office:value-type="float" office:value="8339">
                <text:p text:style-name="P21">8339</text:p>
              </table:table-cell>
            </table:table-row>
            <table:table-row>
              <table:table-cell table:style-name="Tabla1.A2" office:value-type="string">
                <text:p text:style-name="P7">MOESI 32</text:p>
              </table:table-cell>
              <table:table-cell table:style-name="Tabla1.B2" office:value-type="float" office:value="138960">
                <text:p text:style-name="P7">138960</text:p>
              </table:table-cell>
              <table:table-cell table:style-name="Tabla1.B2" office:value-type="float" office:value="115825">
                <text:p text:style-name="P7">115825</text:p>
              </table:table-cell>
              <table:table-cell table:style-name="Tabla1.B2" office:value-type="float" office:value="10693">
                <text:p text:style-name="P7">10693</text:p>
              </table:table-cell>
              <table:table-cell table:style-name="Tabla1.B2" office:value-type="float" office:value="78816">
                <text:p text:style-name="P7">78816</text:p>
              </table:table-cell>
              <table:table-cell table:style-name="Tabla1.B2" office:value-type="float" office:value="3179">
                <text:p text:style-name="P7">3179</text:p>
              </table:table-cell>
              <table:table-cell table:style-name="Tabla1.B2" office:value-type="float" office:value="13904">
                <text:p text:style-name="P7">13904</text:p>
              </table:table-cell>
              <table:table-cell table:style-name="Tabla1.H2" office:value-type="float" office:value="11562">
                <text:p text:style-name="P7">11562</text:p>
              </table:table-cell>
            </table:table-row>
            <table:table-row>
              <table:table-cell table:style-name="Tabla1.A2" office:value-type="string">
                <text:p text:style-name="P7">MSI 32</text:p>
              </table:table-cell>
              <table:table-cell table:style-name="Tabla1.B2" office:value-type="float" office:value="142046">
                <text:p text:style-name="P7">142046</text:p>
              </table:table-cell>
              <table:table-cell table:style-name="Tabla1.B2" office:value-type="float" office:value="115825">
                <text:p text:style-name="P7">115825</text:p>
              </table:table-cell>
              <table:table-cell table:style-name="Tabla1.B2" office:value-type="float" office:value="10670">
                <text:p text:style-name="P7">10670</text:p>
              </table:table-cell>
              <table:table-cell table:style-name="Tabla1.B2" office:value-type="float" office:value="78816">
                <text:p text:style-name="P7">78816</text:p>
              </table:table-cell>
              <table:table-cell table:style-name="Tabla1.B2" office:value-type="float" office:value="3173">
                <text:p text:style-name="P7">3173</text:p>
              </table:table-cell>
              <table:table-cell table:style-name="Tabla1.B2" office:value-type="float" office:value="13880">
                <text:p text:style-name="P7">13880</text:p>
              </table:table-cell>
              <table:table-cell table:style-name="Tabla1.H2" office:value-type="float" office:value="11256">
                <text:p text:style-name="P7">11256</text:p>
              </table:table-cell>
            </table:table-row>
          </table:table>
          <text:p text:style-name="P19">Table <text:sequence text:ref-name="refTable1" text:name="Table" text:formula="ooow:Table+1" style:num-format="1">2</text:sequence> Results for fft</text:p>
        </text:section>
        <text:h text:style-name="P22"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P22" text:outline-level="1">Further Work </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3]</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4]</text:bibliography-mark></text:p>
        <text:p text:style-name="P8"/>
        <text:p text:style-name="P19"/>
        <text:p text:style-name="P4"/>
      </text:section>
      <text:p text:style-name="P3"><text:soft-page-break/></text:p>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9">[1] <text:s text:c="2"/>John L. Hennessy and David A. Patterson, Computer Architecture: A Quantitative Approach. Morgan Kaufmann Publishers, 2007.</text:p>
          <text:p text:style-name="P9">[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9">[3] <text:s text:c="2"/>Keith I. Farkas and Norman P. Jouppi, Complexity/Performance Tradeoffs with Non-Blocking Loads. In Proceedings of the 21st International Symposium on Computer Architecture, pages 211-222, April 1994.</text:p>
          <text:p text:style-name="P9">[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1-22T14:35:47.56</dc:date>
    <dc:creator>Eric Chang</dc:creator>
    <meta:editing-duration>PT20H58M58S</meta:editing-duration>
    <meta:editing-cycles>172</meta:editing-cycles>
    <meta:document-statistic meta:table-count="2" meta:image-count="5" meta:object-count="1" meta:page-count="9" meta:paragraph-count="194" meta:word-count="3825" meta:character-count="226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484cm" fo:min-width="6.593cm"/>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style:writing-mode="tb-rl"/>
      <style:text-properties fo:font-size="12pt" style:font-size-asian="12pt" style:font-size-complex="12pt"/>
    </style:style>
    <style:style style:name="P3" style:family="paragraph">
      <style:paragraph-properties style:writing-mode="tb-rl"/>
      <style:text-properties fo:font-family="Arial" style:font-family-generic="swiss" style:font-pitch="variable" fo:font-size="10pt" style:font-size-asian="10pt" style:font-size-complex="10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ellipse draw:style-name="gr1" draw:text-style-name="P1" draw:layer="layout" svg:width="1.405cm" svg:height="1.27cm" svg:x="0cm" svg:y="1.635cm">
          <text:p text:style-name="P1">I</text:p>
        </draw:ellipse>
        <draw:circle draw:style-name="gr1" draw:text-style-name="P1" draw:layer="layout" svg:width="1.27cm" svg:height="1.27cm" svg:x="6.985cm" svg:y="1.635cm">
          <text:p text:style-name="P1">S</text:p>
        </draw:circle>
        <draw:circle draw:style-name="gr1" draw:text-style-name="P1" draw:layer="layout" svg:width="1.27cm" svg:height="1.27cm" svg:x="0cm" svg:y="8.62cm">
          <text:p text:style-name="P1">M</text:p>
        </draw:circle>
        <draw:line draw:style-name="gr2" draw:text-style-name="P1" draw:layer="layout" svg:x1="0cm" svg:y1="8.62cm" svg:x2="0cm" svg:y2="2.27cm">
          <text:p/>
        </draw:line>
        <draw:frame draw:style-name="gr3" draw:text-style-name="P2" draw:layer="layout" svg:width="0.992cm" svg:height="3.224cm" svg:x="-0.754cm" svg:y="2.424cm">
          <draw:text-box>
            <text:p text:style-name="P2"><text:span text:style-name="T1">Write-</text:span><text:span text:style-name="T2">back</text:span><text:span text:style-name="T1"> block</text:span></text:p>
          </draw:text-box>
        </draw:frame>
        <draw:line draw:style-name="gr2" draw:text-style-name="P1" draw:layer="layout" svg:x1="0.635cm" svg:y1="2.905cm" svg:x2="0.635cm" svg:y2="8.62cm">
          <text:p/>
        </draw:line>
        <draw:frame draw:style-name="gr3" draw:text-style-name="P3" draw:layer="layout" svg:width="1.313cm" svg:height="2.673cm" svg:x="0.592cm" svg:y="2.905cm">
          <draw:text-box>
            <text:p text:style-name="P3"><text:span text:style-name="T3">Cpu write</text:span><text:span text:style-name="T3"><text:line-break/></text:span><text:span text:style-name="T3">send write miss</text:span></text:p>
          </draw:text-box>
        </draw:frame>
        <draw:line draw:style-name="gr2" draw:text-style-name="P1" draw:layer="layout" svg:x1="7.62cm" svg:y1="1.635cm" svg:x2="0.635cm" svg:y2="1.635cm">
          <text:p/>
        </draw:line>
        <draw:frame draw:style-name="gr4" draw:text-style-name="P4" draw:layer="layout" svg:width="3.757cm" svg:height="0.64cm" svg:x="2.54cm" svg:y="1cm">
          <draw:text-box>
            <text:p><text:span text:style-name="T2">Write miss/Invalidate</text:span></text:p>
          </draw:text-box>
        </draw:frame>
        <draw:line draw:style-name="gr2" draw:text-style-name="P1" draw:layer="layout" svg:x1="1.27cm" svg:y1="2.27cm" svg:x2="6.985cm" svg:y2="2.27cm">
          <text:p/>
        </draw:line>
        <draw:frame draw:style-name="gr4" draw:text-style-name="P4" draw:layer="layout" svg:width="4.532cm" svg:height="0.64cm" svg:x="1.818cm" svg:y="2.27cm">
          <draw:text-box>
            <text:p><text:span text:style-name="T2">Cpu read; send read miss</text:span></text:p>
          </draw:text-box>
        </draw:frame>
        <draw:frame draw:style-name="gr4" draw:text-style-name="P4" draw:layer="layout" svg:width="2.411cm" svg:height="0.64cm" svg:x="7.35cm" svg:y="2.905cm">
          <draw:text-box>
            <text:p><text:span text:style-name="T2">Cpu read hit</text:span></text:p>
          </draw:text-box>
        </draw:frame>
        <draw:frame draw:style-name="gr4" draw:text-style-name="P4" draw:layer="layout" svg:width="2.949cm" svg:height="1.029cm" svg:x="6.815cm" svg:y="4.175cm">
          <draw:text-box>
            <text:p><text:span text:style-name="T2">Cpu read miss;</text:span></text:p>
            <text:p><text:span text:style-name="T2">Send read miss</text:span></text:p>
          </draw:text-box>
        </draw:frame>
        <draw:line draw:style-name="gr2" draw:text-style-name="P1" draw:layer="layout" svg:x1="0.635cm" svg:y1="8.62cm" svg:x2="6.985cm" svg:y2="2.27cm">
          <text:p/>
        </draw:line>
        <draw:frame draw:style-name="gr5" draw:text-style-name="P4" draw:layer="layout" svg:width="7.648cm" svg:height="1.029cm" draw:transform="rotate (0.77667151713733) translate (0.344cm 7.366cm)">
          <draw:text-box>
            <text:p><text:span text:style-name="T2">Cpu read miss; write-back; send read miss/</text:span><text:span text:style-name="T2"><text:line-break/></text:span><text:span text:style-name="T2">read miss; write-back</text:span></text:p>
          </draw:text-box>
        </draw:frame>
        <draw:frame draw:style-name="gr5" draw:text-style-name="P4" draw:layer="layout" svg:width="5.647cm" svg:height="1.029cm" draw:transform="rotate (0.77667151713733) translate (1.909cm 8.521cm)">
          <draw:text-box>
            <text:p><text:span text:style-name="T2">Cpu write; send invalidate/</text:span></text:p>
            <text:p><text:span text:style-name="T2">Cpu write miss, send write miss</text:span></text:p>
          </draw:text-box>
        </draw:frame>
        <draw:line draw:style-name="gr2" draw:text-style-name="P1" draw:layer="layout" svg:x1="7.62cm" svg:y1="2.905cm" svg:x2="1.27cm" svg:y2="9.255cm">
          <text:p/>
        </draw:line>
        <draw:line draw:style-name="gr2" draw:text-style-name="P1" draw:layer="layout" svg:x1="7.45cm" svg:y1="2.905cm" svg:x2="8.085cm" svg:y2="2.905cm">
          <text:p/>
        </draw:line>
        <draw:circle draw:style-name="gr6" draw:text-style-name="P1" draw:layer="layout" svg:width="1.27cm" svg:height="1.27cm" svg:x="6.815cm" svg:y="2.905cm" draw:kind="arc" draw:start-angle="89.55" draw:end-angle="46.05">
          <text:p/>
        </draw:circle>
        <draw:line draw:style-name="gr2" draw:text-style-name="P1" draw:layer="layout" svg:x1="1cm" svg:y1="9.89cm" svg:x2="1cm" svg:y2="9.89cm">
          <text:p/>
        </draw:line>
        <draw:ellipse draw:style-name="gr6" draw:text-style-name="P1" draw:layer="layout" svg:width="1.635cm" svg:height="1.638cm" svg:x="-0.13cm" svg:y="9.887cm" draw:kind="arc" draw:start-angle="94.76" draw:end-angle="68.97">
          <text:p/>
        </draw:ellipse>
        <draw:frame draw:style-name="gr4" draw:text-style-name="P4" draw:layer="layout" svg:width="2.509cm" svg:height="1.029cm" svg:x="0cm" svg:y="11.155cm">
          <draw:text-box>
            <text:p><text:span text:style-name="T2">Cpu read hit/</text:span><text:span text:style-name="T2"><text:line-break/></text:span><text:span text:style-name="T2">Cpu write hit</text:span></text:p>
          </draw:text-box>
        </draw:frame>
        <draw:frame draw:style-name="gr4" draw:text-style-name="P4" draw:layer="layout" svg:width="5.408cm" svg:height="1.029cm" svg:x="1.031cm" svg:y="9.89cm">
          <draw:text-box>
            <text:p><text:span text:style-name="T2">Cpu write miss;</text:span></text:p>
            <text:p><text:span text:style-name="T2">Write-back data,sent write mis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細明體"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